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.2" style:family="table-row">
      <style:table-row-properties style:min-row-height="0.1778in" style:keep-together="true" fo:keep-together="auto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8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40714</text:span></text:p>
      <text:p text:style-name="P8"/>
      <text:p text:style-name="Standard"><text:span text:style-name="T4">שם העסק/מבנה</text:span><text:span text:style-name="T3"> <text:s text:c="2"/></text:span><text:span text:style-name="T1">מיבנה <text:s/>ציבורי בניין 3 קריית הלאום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רח' ישראל גלילי 9 ראשון לציון</text:span></text:p>
      <text:p text:style-name="P9"/>
      <text:p text:style-name="Standard"><text:span text:style-name="T4">טלפון</text:span><text:span text:style-name="T1"> <text:s text:c="14"/>שרון אב הבית <text:s text:c="6"/>052-6846384 <text:s text:c="122"/></text:span></text:p>
      <text:p text:style-name="P9"/>
      <text:p text:style-name="Standard"><text:span text:style-name="T4">המפתחות נמצאים</text:span><text:span text:style-name="T1"> <text:s text:c="3"/>עמדת שומר כניסה ראשית <text:s text:c="4"/>24 ש'</text:span></text:p>
      <text:p text:style-name="P4"/>
      <text:p text:style-name="Standard"><text:span text:style-name="T4">מיקום מפסק זרם ראשי</text:span><text:span text:style-name="T1"> <text:s text:c="2"/>מע' גילוי אש +מפסק זרם ראשי <text:s/>בכניסה ראשית מצד מערב ארון מצד <text:s text:c="16"/></text:span></text:p>
      <text:p text:style-name="Standard"><text:span text:style-name="T1"><text:s text:c="43"/>ימין. <text:s text:c="10"/></text:span></text:p>
      <text:p text:style-name="P4"/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רחבת היערכות צפונית <text:s text:c="2"/>רחבת היערכות מזרחית</text:span></text:p>
      <text:p text:style-name="Standard"><text:span text:style-name="T1"><text:s text:c="51"/>ברז מים ראשי קומת חניון 2- בארון מצד מערב למעליות. <text:s text:c="62"/></text:span></text:p>
      <text:p text:style-name="P4"/>
      <text:p text:style-name="P4"><text:bookmark-start text:name="_GoBack"/></text:p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bookmark-end text:name="_GoBack"/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שרון יונה</text:span></text:p>
          </table:table-cell>
          <table:table-cell table:style-name="Table2.A1" office:value-type="string">
            <text:p text:style-name="P1"><text:span text:style-name="T1">אב הבי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684638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מאיר עזריאל</text:span></text:p>
          </table:table-cell>
          <table:table-cell table:style-name="Table2.A1" office:value-type="string">
            <text:p text:style-name="P1"><text:span text:style-name="T1">מנהל אזורי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335928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לכסיי</text:span></text:p>
          </table:table-cell>
          <table:table-cell table:style-name="Table2.A1" office:value-type="string">
            <text:p text:style-name="P1"><text:span text:style-name="T1">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4777144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מיר</text:span></text:p>
          </table:table-cell>
          <table:table-cell table:style-name="Table2.A1" office:value-type="string">
            <text:p text:style-name="P1"><text:span text:style-name="T1">עמדת שומר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5365801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חניון תת קרקעי 3- משותף לכול הבניינים בקריית הלאום <text:s/>(3 בניינים)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4">סולר בחדר משאבות </text:span></text:p>
          </table:table-cell>
        </table:table-row>
        <table:table-row table:style-name="Table3.2">
          <table:table-cell table:style-name="Table3.A1" office:value-type="string">
            <text:p text:style-name="P10"/>
          </table:table-cell>
        </table:table-row>
      </table:table>
      <text:p text:style-name="Standard"><text:span text:style-name="T1"><text:s text:c="506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table:number-columns-spanned="4" office:value-type="string">
            <text:p text:style-name="P1"><text:span text:style-name="T4">אין שימוש בגפ"מ לבניין 3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חדר משאבות נמצא בקומת חניון משותף 3- סמוך למאגר מי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חוץ לחדר משאבות צד ימין נמצא חדר צנרת וברזים ראשיים למערך המתזים. <text:s/>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מגוף שליטה ספרינקלרים קומת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חדר טרפו נמצא בגג במבנה. <text:s/>חדר חשמל ראשי נמצא בקומת הגג דרום מזרח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ניין 3 אינו מחובר לגנרטור. 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18T07:36:00</meta:print-date>
    <meta:creation-date>2014-05-18T08:36:00</meta:creation-date>
    <dc:date>2014-05-18T08:36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62" meta:word-count="242" meta:character-count="20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